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officeooo:paragraph-rsid="003af234"/>
    </style:style>
    <style:style style:name="P11" style:family="paragraph" style:parent-style-name="Standard">
      <style:text-properties officeooo:rsid="001e0f7f" officeooo:paragraph-rsid="001e0f7f"/>
    </style:style>
    <style:style style:name="P12" style:family="paragraph" style:parent-style-name="Standard">
      <style:text-properties officeooo:rsid="0041536b" officeooo:paragraph-rsid="0041536b"/>
    </style:style>
    <style:style style:name="P13" style:family="paragraph" style:parent-style-name="Standard">
      <style:text-properties officeooo:paragraph-rsid="00463c01"/>
    </style:style>
    <style:style style:name="P14" style:family="paragraph" style:parent-style-name="Standard">
      <style:text-properties officeooo:rsid="00495f5d" officeooo:paragraph-rsid="00495f5d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16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7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8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9" style:family="paragraph" style:parent-style-name="Standard" style:list-style-name="L5">
      <style:text-properties officeooo:rsid="001e0f7f" officeooo:paragraph-rsid="001e0f7f"/>
    </style:style>
    <style:style style:name="P20" style:family="paragraph" style:parent-style-name="Standard" style:list-style-name="L5">
      <style:text-properties officeooo:rsid="001e0f7f" officeooo:paragraph-rsid="003af234"/>
    </style:style>
    <style:style style:name="P21" style:family="paragraph" style:parent-style-name="Standard" style:list-style-name="L5">
      <style:text-properties officeooo:rsid="001e0f7f" officeooo:paragraph-rsid="003c9895"/>
    </style:style>
    <style:style style:name="P22" style:family="paragraph" style:parent-style-name="Standard" style:list-style-name="L5">
      <style:text-properties officeooo:rsid="00307005" officeooo:paragraph-rsid="00307005"/>
    </style:style>
    <style:style style:name="P23" style:family="paragraph" style:parent-style-name="Standard" style:list-style-name="L5">
      <style:text-properties officeooo:rsid="00307005" officeooo:paragraph-rsid="003c9895"/>
    </style:style>
    <style:style style:name="P24" style:family="paragraph" style:parent-style-name="Standard" style:list-style-name="L5">
      <style:text-properties officeooo:rsid="00309dfd" officeooo:paragraph-rsid="00309dfd"/>
    </style:style>
    <style:style style:name="P25" style:family="paragraph" style:parent-style-name="Standard" style:list-style-name="L6">
      <style:text-properties officeooo:rsid="003e7b6a" officeooo:paragraph-rsid="003e7b6a"/>
    </style:style>
    <style:style style:name="P26" style:family="paragraph" style:parent-style-name="Standard" style:list-style-name="L7">
      <style:text-properties officeooo:rsid="003e7b6a" officeooo:paragraph-rsid="003e7b6a"/>
    </style:style>
    <style:style style:name="P27" style:family="paragraph" style:parent-style-name="Standard" style:list-style-name="L8">
      <style:text-properties officeooo:rsid="0041536b" officeooo:paragraph-rsid="0041536b"/>
    </style:style>
    <style:style style:name="P28" style:family="paragraph" style:parent-style-name="Standard" style:list-style-name="L8">
      <style:text-properties officeooo:rsid="0041536b" officeooo:paragraph-rsid="00463c01"/>
    </style:style>
    <style:style style:name="P29" style:family="paragraph" style:parent-style-name="Standard" style:list-style-name="L8">
      <style:text-properties officeooo:rsid="0041536b" officeooo:paragraph-rsid="004778ed"/>
    </style:style>
    <style:style style:name="P30" style:family="paragraph" style:parent-style-name="Standard" style:list-style-name="L9">
      <style:text-properties officeooo:rsid="00495f5d" officeooo:paragraph-rsid="00495f5d"/>
    </style:style>
    <style:style style:name="P31" style:family="paragraph" style:parent-style-name="Standard" style:list-style-name="L10">
      <style:text-properties officeooo:rsid="00495f5d" officeooo:paragraph-rsid="00495f5d"/>
    </style:style>
    <style:style style:name="P32" style:family="paragraph" style:parent-style-name="Standard" style:list-style-name="L11">
      <style:text-properties officeooo:rsid="004e5c0f" officeooo:paragraph-rsid="004e5c0f"/>
    </style:style>
    <style:style style:name="P33" style:family="paragraph" style:parent-style-name="Standard" style:list-style-name="L11">
      <style:text-properties officeooo:rsid="004e5c0f" officeooo:paragraph-rsid="0056e97f"/>
    </style:style>
    <style:style style:name="P34" style:family="paragraph" style:parent-style-name="Standard" style:list-style-name="L11">
      <style:text-properties officeooo:rsid="004e5c0f" officeooo:paragraph-rsid="0057f8c5"/>
    </style:style>
    <style:style style:name="P35" style:family="paragraph" style:parent-style-name="Standard" style:list-style-name="L11">
      <style:text-properties officeooo:rsid="004e5c0f" officeooo:paragraph-rsid="0059356b"/>
    </style:style>
    <style:style style:name="P36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37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38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39" style:family="paragraph" style:parent-style-name="Standard" style:list-style-name="L11">
      <style:text-properties officeooo:rsid="0059d63e" officeooo:paragraph-rsid="0059d63e"/>
    </style:style>
    <style:style style:name="P40" style:family="paragraph" style:parent-style-name="Standard" style:list-style-name="L12">
      <style:text-properties officeooo:rsid="005a227c" officeooo:paragraph-rsid="005a227c"/>
    </style:style>
    <style:style style:name="P41" style:family="paragraph" style:parent-style-name="Standard">
      <style:text-properties officeooo:rsid="005a227c" officeooo:paragraph-rsid="005a227c"/>
    </style:style>
    <style:style style:name="P42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43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44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45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46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47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48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49" style:family="paragraph" style:parent-style-name="Standard">
      <style:text-properties officeooo:paragraph-rsid="00621166"/>
    </style:style>
    <style:style style:name="P50" style:family="paragraph" style:parent-style-name="Standard" style:list-style-name="L13">
      <style:text-properties officeooo:paragraph-rsid="0067f9ed"/>
    </style:style>
    <style:style style:name="P51" style:family="paragraph" style:parent-style-name="Standard" style:list-style-name="L13">
      <style:text-properties officeooo:paragraph-rsid="006d8b02"/>
    </style:style>
    <style:style style:name="P52" style:family="paragraph" style:parent-style-name="Standard">
      <style:text-properties officeooo:paragraph-rsid="006bfa7e"/>
    </style:style>
    <style:style style:name="P53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5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officeooo:rsid="003c9895"/>
    </style:style>
    <style:style style:name="T11" style:family="text">
      <style:text-properties officeooo:rsid="004778ed"/>
    </style:style>
    <style:style style:name="T12" style:family="text">
      <style:text-properties officeooo:rsid="0057f8c5"/>
    </style:style>
    <style:style style:name="T13" style:family="text">
      <style:text-properties officeooo:rsid="0067f9ed"/>
    </style:style>
    <style:style style:name="T14" style:family="text">
      <style:text-properties officeooo:rsid="0069870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98709" style:font-weight-asian="normal" style:font-weight-complex="normal"/>
    </style:style>
    <style:style style:name="T17" style:family="text">
      <style:text-properties fo:font-weight="normal" officeooo:rsid="0067f9ed" style:font-weight-asian="normal" style:font-weight-complex="normal"/>
    </style:style>
    <style:style style:name="T18" style:family="text">
      <style:text-properties fo:font-weight="normal" officeooo:rsid="006cfd93" style:font-weight-asian="normal" style:font-weight-complex="normal"/>
    </style:style>
    <style:style style:name="T19" style:family="text">
      <style:text-properties officeooo:rsid="006cbe66"/>
    </style:style>
    <style:style style:name="T20" style:family="text">
      <style:text-properties officeooo:rsid="006cfd93"/>
    </style:style>
    <style:style style:name="T21" style:family="text">
      <style:text-properties style:text-underline-style="solid" style:text-underline-type="double" style:text-underline-width="auto" style:text-underline-color="font-color"/>
    </style:style>
    <style:style style:name="T2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1926319005" text:style-name="L1">
        <text:list-item>
          <text:p text:style-name="P54">JSON &amp; XML </text:p>
        </text:list-item>
        <text:list-item>
          <text:p text:style-name="P54">Practical of JSON &amp; XML </text:p>
        </text:list-item>
        <text:list-item>
          <text:p text:style-name="P54">Why NodeJS </text:p>
        </text:list-item>
        <text:list-item>
          <text:p text:style-name="P54">Ecosystem of NodeJS </text:p>
        </text:list-item>
        <text:list-item>
          <text:p text:style-name="P54">Installation and System Configuration </text:p>
        </text:list-item>
        <text:list-item>
          <text:p text:style-name="P54">CLI usage and Package Configuration </text:p>
        </text:list-item>
        <text:list-item>
          <text:p text:style-name="P53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1874942036" text:style-name="L2">
        <text:list-item>
          <text:p text:style-name="P16">Completed JSON &amp; XML </text:p>
        </text:list-item>
        <text:list-item>
          <text:p text:style-name="P16">Completed Practical of JSON &amp; XML </text:p>
        </text:list-item>
        <text:list-item>
          <text:p text:style-name="P16">Completed :- Why NodeJS </text:p>
        </text:list-item>
        <text:list-item>
          <text:p text:style-name="P16">Completed :- Ecosystem of NodeJS </text:p>
        </text:list-item>
        <text:list-item>
          <text:p text:style-name="P16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2576048777" text:style-name="L3">
        <text:list-item>
          <text:p text:style-name="P17">Continue learning further task </text:p>
        </text:list-item>
      </text:list>
      <text:p text:style-name="P1"><text:span text:style-name="Strong_20_Emphasis"><text:span text:style-name="T1">Blocker</text:span></text:span></text:p>
      <text:list xml:id="list3725904498" text:style-name="L4">
        <text:list-item>
          <text:p text:style-name="P18">None </text:p>
        </text:list-item>
      </text:list>
      <text:p text:style-name="Standard"><draw:line text:anchor-type="paragraph" draw:z-index="0" draw:name="Shape1" draw:style-name="gr2" draw:text-style-name="P55" svg:x1="-0.591cm" svg:y1="0.432cm" svg:x2="18.403cm" svg:y2="0.226cm"><text:p/></draw:line></text:p>
      <text:p text:style-name="Standard"/>
      <text:p text:style-name="P4">Today’s Plan (21/03/2022)</text:p>
      <text:list xml:id="list2700941477" text:style-name="L5">
        <text:list-item>
          <text:p text:style-name="P19">What is Node.js?</text:p>
        </text:list-item>
        <text:list-item>
          <text:p text:style-name="P19">Why Should I Use Node.js?</text:p>
        </text:list-item>
        <text:list-item>
          <text:p text:style-name="P19">Your First Node.js Script</text:p>
        </text:list-item>
        <text:list-item>
          <text:p text:style-name="P19">Section Intro: Node.js Module System</text:p>
        </text:list-item>
        <text:list-item>
          <text:p text:style-name="P19">Importing Node.js Core Modules</text:p>
        </text:list-item>
        <text:list-item>
          <text:p text:style-name="P22">Importing your own files</text:p>
        </text:list-item>
        <text:list-item>
          <text:p text:style-name="P22">Importing npm Modules</text:p>
        </text:list-item>
        <text:list-item>
          <text:p text:style-name="P22">Printing in colors</text:p>
        </text:list-item>
        <text:list-item>
          <text:p text:style-name="P22">Global npm modules and nodemon</text:p>
        </text:list-item>
        <text:list-item>
          <text:p text:style-name="P24">Getting input from user<text:span text:style-name="T2">s</text:span></text:p>
          <text:p text:style-name="P24"/>
        </text:list-item>
      </text:list>
      <text:p text:style-name="P10"><text:span text:style-name="T3">Today’s </text:span><text:span text:style-name="T4">Update </text:span><text:span text:style-name="T3"><text:s/>(21/03/2022)</text:span></text:p>
      <text:list xml:id="list161053785641325" text:continue-numbering="true" text:style-name="L5">
        <text:list-item>
          <text:p text:style-name="P20"><text:span text:style-name="T10">Completed :- </text:span>What is Node.js?</text:p>
        </text:list-item>
        <text:list-item>
          <text:p text:style-name="P21"><text:span text:style-name="T10">Completed :- <text:s/></text:span>Why Should I Use Node.js?</text:p>
        </text:list-item>
        <text:list-item>
          <text:p text:style-name="P21"><text:span text:style-name="T10">Completed :- <text:s/></text:span>Your First Node.js Script</text:p>
        </text:list-item>
        <text:list-item>
          <text:p text:style-name="P21"><text:span text:style-name="T10">Completed :- <text:s/></text:span>Section Intro: Node.js Module System</text:p>
        </text:list-item>
        <text:list-item>
          <text:p text:style-name="P21"><text:span text:style-name="T10">Completed :- <text:s/></text:span>Importing Node.js Core Modules</text:p>
        </text:list-item>
        <text:list-item>
          <text:p text:style-name="P23"><text:span text:style-name="T10">Completed :- <text:s/></text:span>Importing your own files</text:p>
        </text:list-item>
        <text:list-item>
          <text:p text:style-name="P23"><text:span text:style-name="T10">Completed :- <text:s/></text:span>Importing npm Modules</text:p>
        </text:list-item>
        <text:list-item>
          <text:p text:style-name="P23"><text:span text:style-name="T10">Completed :- <text:s/></text:span>Printing in colors</text:p>
        </text:list-item>
        <text:list-item>
          <text:p text:style-name="P23"><text:span text:style-name="T10">Completed :- <text:s/></text:span>Global npm modules and nodemon</text:p>
          <text:p text:style-name="P23"/>
        </text:list-item>
      </text:list>
      <text:p text:style-name="P5"/>
      <text:p text:style-name="P5"/>
      <text:p text:style-name="P5">Tomorrow’s Plan (22/03/2022)</text:p>
      <text:list xml:id="list356389513" text:style-name="L6">
        <text:list-item>
          <text:p text:style-name="P25">Continue learning further topics</text:p>
          <text:p text:style-name="P25"/>
        </text:list-item>
      </text:list>
      <text:p text:style-name="P5">Blocker</text:p>
      <text:list xml:id="list2971370787" text:style-name="L7">
        <text:list-item>
          <text:p text:style-name="P26">None</text:p>
        </text:list-item>
      </text:list>
      <text:p text:style-name="P11"><text:soft-page-break/></text:p>
      <text:p text:style-name="P11"/>
      <text:p text:style-name="P6">Today’s Plan (22/03/2022)</text:p>
      <text:list xml:id="list1183383534" text:style-name="L8">
        <text:list-item>
          <text:p text:style-name="P27">Getting input from users</text:p>
        </text:list-item>
        <text:list-item>
          <text:p text:style-name="P27">Argument parsing with yargs : part 1</text:p>
        </text:list-item>
        <text:list-item>
          <text:p text:style-name="P27">Argument parsing with yargs : part 2</text:p>
        </text:list-item>
        <text:list-item>
          <text:p text:style-name="P27">Storing data with JSON</text:p>
        </text:list-item>
        <text:list-item>
          <text:p text:style-name="P27">Adding a note</text:p>
        </text:list-item>
        <text:list-item>
          <text:p text:style-name="P27">Removing a note</text:p>
        </text:list-item>
        <text:list-item>
          <text:p text:style-name="P27">ES6 Asside : Arrow Function</text:p>
        </text:list-item>
        <text:list-item>
          <text:p text:style-name="P27">Refactoring to Use Arrow Function</text:p>
        </text:list-item>
        <text:list-item>
          <text:p text:style-name="P27">Listing notes</text:p>
        </text:list-item>
        <text:list-item>
          <text:p text:style-name="P27">Reading a note</text:p>
        </text:list-item>
      </text:list>
      <text:p text:style-name="P12"/>
      <text:p text:style-name="P13"><text:span text:style-name="T5">Today’s </text:span><text:span text:style-name="T6">Update</text:span><text:span text:style-name="T5"> (22/03/2022)</text:span></text:p>
      <text:list xml:id="list161054774728209" text:continue-numbering="true" text:style-name="L8">
        <text:list-item>
          <text:p text:style-name="P28"><text:span text:style-name="T11">Completed:- </text:span>Getting input from users</text:p>
        </text:list-item>
        <text:list-item>
          <text:p text:style-name="P29"><text:span text:style-name="T11">Completed:- <text:s/></text:span>Argument parsing with yargs : part 1</text:p>
        </text:list-item>
        <text:list-item>
          <text:p text:style-name="P29"><text:span text:style-name="T11">Completed:- <text:s/></text:span>Argument parsing with yargs : part 2</text:p>
        </text:list-item>
        <text:list-item>
          <text:p text:style-name="P29"><text:span text:style-name="T11">Completed:- <text:s/></text:span>Storing data with JSON</text:p>
        </text:list-item>
        <text:list-item>
          <text:p text:style-name="P29"><text:span text:style-name="T11">Completed:- <text:s/></text:span>Adding a note</text:p>
        </text:list-item>
        <text:list-item>
          <text:p text:style-name="P29"><text:span text:style-name="T11">Completed:- <text:s/></text:span>Removing a note</text:p>
        </text:list-item>
        <text:list-item>
          <text:p text:style-name="P29"><text:span text:style-name="T11">Completed:- <text:s/></text:span>ES6 Asside : Arrow Function</text:p>
        </text:list-item>
        <text:list-item>
          <text:p text:style-name="P29"><text:span text:style-name="T11">Completed:- <text:s/></text:span>Refactoring to Use Arrow Function</text:p>
        </text:list-item>
        <text:list-item>
          <text:p text:style-name="P29"><text:span text:style-name="T11">Completed:- <text:s/></text:span>Listing notes</text:p>
        </text:list-item>
        <text:list-item>
          <text:p text:style-name="P29"><text:span text:style-name="T11">Completed:- <text:s/></text:span>Reading a note</text:p>
        </text:list-item>
      </text:list>
      <text:p text:style-name="P7">Tomorrow’s Plan (23/03/2022)</text:p>
      <text:list xml:id="list1929457941" text:style-name="L9">
        <text:list-item>
          <text:p text:style-name="P30">Continue learning further topics</text:p>
        </text:list-item>
      </text:list>
      <text:p text:style-name="P7">Blocker</text:p>
      <text:list xml:id="list2682942242" text:style-name="L10">
        <text:list-item>
          <text:p text:style-name="P31">None</text:p>
          <text:p text:style-name="P31"><draw:line text:anchor-type="paragraph" draw:z-index="1" draw:name="Shape2" draw:style-name="gr2" draw:text-style-name="P55" svg:x1="-0.76cm" svg:y1="0.266cm" svg:x2="18.308cm" svg:y2="0.322cm"><text:p/></draw:line></text:p>
        </text:list-item>
      </text:list>
      <text:p text:style-name="P14"/>
      <text:p text:style-name="P15">Today’s Plan (24/03/2022)</text:p>
      <text:list xml:id="list2474756913" text:style-name="L11">
        <text:list-item>
          <text:p text:style-name="P32">Debugging Node.JS</text:p>
        </text:list-item>
        <text:list-item>
          <text:p text:style-name="P32">Error Messages</text:p>
        </text:list-item>
        <text:list-item>
          <text:p text:style-name="P32">Asynchronous basics</text:p>
        </text:list-item>
        <text:list-item>
          <text:p text:style-name="P32">Call Stack, Callback Queue, Event Loop</text:p>
        </text:list-item>
        <text:list-item>
          <text:p text:style-name="P32">Making HTTP Request</text:p>
        </text:list-item>
        <text:list-item>
          <text:p text:style-name="P32">Customizing HTTP Request</text:p>
        </text:list-item>
        <text:list-item>
          <text:p text:style-name="P32">HTTP Request Challenge</text:p>
        </text:list-item>
        <text:list-item>
          <text:p text:style-name="P32">Handling Errors</text:p>
        </text:list-item>
        <text:list-item>
          <text:p text:style-name="P32">Callback Function</text:p>
        </text:list-item>
        <text:list-item>
          <text:p text:style-name="P32">Callback Abstraction</text:p>
        </text:list-item>
        <text:list-item>
          <text:p text:style-name="P32">Callback Abstraction Challenge</text:p>
          <text:p text:style-name="P32"/>
        </text:list-item>
      </text:list>
      <text:p text:style-name="P8">Today’s Update (24/03/2022)</text:p>
      <text:list xml:id="list161053943759356" text:continue-numbering="true" text:style-name="L11">
        <text:list-item>
          <text:p text:style-name="P33"><text:span text:style-name="T12">Completed:- </text:span>Debugging Node.JS</text:p>
        </text:list-item>
        <text:list-item>
          <text:p text:style-name="P34"><text:span text:style-name="T12">Completed:- <text:s/></text:span>Error Messages</text:p>
        </text:list-item>
        <text:list-item>
          <text:p text:style-name="P34"><text:span text:style-name="T12">Completed:- <text:s/></text:span>Asynchronous basics</text:p>
        </text:list-item>
        <text:list-item>
          <text:p text:style-name="P34"><text:span text:style-name="T12">Completed:- <text:s/></text:span>Call Stack, Callback Queue, Event Loop</text:p>
        </text:list-item>
        <text:list-item>
          <text:p text:style-name="P34"><text:span text:style-name="T12">Completed:- <text:s/></text:span>Making HTTP Request</text:p>
        </text:list-item>
        <text:list-item>
          <text:p text:style-name="P34"><text:span text:style-name="T12">Completed:- <text:s/></text:span>Customizing HTTP Request</text:p>
        </text:list-item>
        <text:list-item>
          <text:p text:style-name="P34"><text:span text:style-name="T12">Completed:- <text:s/></text:span>HTTP Request Challenge</text:p>
        </text:list-item>
        <text:list-item>
          <text:p text:style-name="P35"><text:soft-page-break/><text:span text:style-name="T12">Completed:- <text:s/></text:span>Handling Errors <text:s text:c="2"/></text:p>
          <text:p text:style-name="P36">Tomorrow’s Plan (25/03/2022)</text:p>
          <text:list>
            <text:list-item>
              <text:p text:style-name="P39">Continue learning further topics</text:p>
            </text:list-item>
          </text:list>
        </text:list-item>
      </text:list>
      <text:p text:style-name="P9">Blocker</text:p>
      <text:list xml:id="list3888184462" text:style-name="L12">
        <text:list-item>
          <text:p text:style-name="P40"><draw:line text:anchor-type="paragraph" draw:z-index="2" draw:name="Shape3" draw:style-name="gr1" draw:text-style-name="P55" svg:x1="-0.661cm" svg:y1="1.593cm" svg:x2="18.288cm" svg:y2="1.328cm"><text:p/></draw:line>None</text:p>
        </text:list-item>
      </text:list>
      <text:p text:style-name="P41"/>
      <text:p text:style-name="P41"/>
      <text:p text:style-name="P41"/>
      <text:p text:style-name="P49"><text:span text:style-name="T7">Today’s </text:span><text:span text:style-name="T8">Plan</text:span><text:span text:style-name="T7"> (25/03/2022)</text:span></text:p>
      <text:list xml:id="list3270548731" text:style-name="L13">
        <text:list-item>
          <text:p text:style-name="P42">Callback Functions</text:p>
        </text:list-item>
        <text:list-item>
          <text:p text:style-name="P42">Callback Abstraction</text:p>
        </text:list-item>
        <text:list-item>
          <text:p text:style-name="P42">Callback Abstraction Challenge</text:p>
        </text:list-item>
        <text:list-item>
          <text:p text:style-name="P42">Callback Chaining</text:p>
        </text:list-item>
        <text:list-item>
          <text:p text:style-name="P42">ES6 Aside: Object Property Shorthand and Destructing</text:p>
        </text:list-item>
        <text:list-item>
          <text:p text:style-name="P42">Destructing and property shorthand challenge</text:p>
        </text:list-item>
        <text:list-item>
          <text:p text:style-name="P45">Bonus HTTP requests without a library</text:p>
        </text:list-item>
        <text:list-item>
          <text:p text:style-name="P50"><text:span text:style-name="T16">Revising topics</text:span><text:span text:style-name="T17"> for today’s review session</text:span></text:p>
        </text:list-item>
      </text:list>
      <text:p text:style-name="P52"><text:span text:style-name="T7">Today’s </text:span><text:span text:style-name="T9">Update</text:span><text:span text:style-name="T7"> (25/03/2022)</text:span></text:p>
      <text:list xml:id="list161054543780278" text:continue-numbering="true" text:style-name="L13">
        <text:list-item>
          <text:p text:style-name="P43"><text:span text:style-name="T20">Completed </text:span>Callback Functions</text:p>
        </text:list-item>
        <text:list-item>
          <text:p text:style-name="P44"><text:span text:style-name="T20">Completed </text:span>Callback Abstraction</text:p>
        </text:list-item>
        <text:list-item>
          <text:p text:style-name="P44"><text:span text:style-name="T20">Completed </text:span>Callback Abstraction Challenge</text:p>
        </text:list-item>
        <text:list-item>
          <text:p text:style-name="P44"><text:span text:style-name="T20">Completed </text:span>Callback Chaining</text:p>
        </text:list-item>
        <text:list-item>
          <text:p text:style-name="P44"><text:span text:style-name="T20">Completed </text:span>ES6 Aside: Object Property Shorthand and Destructing</text:p>
        </text:list-item>
        <text:list-item>
          <text:p text:style-name="P44"><text:span text:style-name="T20">Completed </text:span>Destructing and property shorthand challenge</text:p>
        </text:list-item>
        <text:list-item>
          <text:p text:style-name="P46"><text:span text:style-name="T20">Completed </text:span>Bonus HTTP requests without a library</text:p>
        </text:list-item>
        <text:list-item>
          <text:p text:style-name="P51"><text:span text:style-name="T18">Completed </text:span><text:span text:style-name="T16">Revising topics</text:span><text:span text:style-name="T17"> for today’s review session</text:span></text:p>
        </text:list-item>
      </text:list>
      <text:p text:style-name="P37"><text:span text:style-name="T13">M</text:span>onday’s Plan (28/03/2022)</text:p>
      <text:list xml:id="list4068744509" text:style-name="L14">
        <text:list-item>
          <text:p text:style-name="P47">Continue learning further topics</text:p>
        </text:list-item>
      </text:list>
      <text:p text:style-name="P38">Blocker</text:p>
      <text:list xml:id="list1723751106" text:style-name="L15">
        <text:list-item>
          <text:p text:style-name="P48"><draw:line text:anchor-type="paragraph" draw:z-index="3" draw:name="Shape4" draw:style-name="gr1" draw:text-style-name="P55" svg:x1="-0.069cm" svg:y1="1.206cm" svg:x2="18.011cm" svg:y2="1.148cm"><text:p/></draw:line>N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5T16:10:46.263569634</dc:date>
    <meta:editing-duration>PT8H8M35S</meta:editing-duration>
    <meta:editing-cycles>60</meta:editing-cycles>
    <meta:generator>LibreOffice/6.4.7.2$Linux_X86_64 LibreOffice_project/40$Build-2</meta:generator>
    <meta:document-statistic meta:table-count="0" meta:image-count="0" meta:object-count="0" meta:page-count="3" meta:paragraph-count="121" meta:word-count="553" meta:character-count="3343" meta:non-whitespace-character-count="2966"/>
  </office:meta>
</office:document-meta>
</file>